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0000001FDE665D502C1BF6A71.png" manifest:media-type="image/png"/>
  <manifest:file-entry manifest:full-path="Pictures/100000010000034D0000019282FE07C8CE5033C8.png" manifest:media-type="image/png"/>
  <manifest:file-entry manifest:full-path="Pictures/100000010000022D0000027EE53107ABF64AD007.png" manifest:media-type="image/png"/>
  <manifest:file-entry manifest:full-path="Pictures/100000010000034D0000017FE7AE40D5B58B3499.png" manifest:media-type="image/png"/>
  <manifest:file-entry manifest:full-path="Pictures/10000001000001C80000016754FB1B2D74D727A6.png" manifest:media-type="image/png"/>
  <manifest:file-entry manifest:full-path="Pictures/100000010000034000000135360111314DDAF6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0a56c0" officeooo:paragraph-rsid="000a56c0" style:font-size-asian="21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ment NO 1: </text:p>
      <text:p text:style-name="P1">D2-83677</text:p>
      <text:p text:style-name="P1"/>
      <text:p text:style-name="P1"/>
      <text:p text:style-name="P1">A) SALESPEOPLE</text:p>
      <text:p text:style-name="P1"/>
      <text:p text:style-name="P1"><draw:frame draw:style-name="fr2" draw:name="Image2" text:anchor-type="char" svg:width="17cm" svg:height="6.313cm" draw:z-index="1"><draw:image xlink:href="Pictures/100000010000034000000135360111314DDAF6A4.png" xlink:type="simple" xlink:show="embed" xlink:actuate="onLoad" draw:mime-type="image/png"/></draw:frame></text:p>
      <text:p text:style-name="P1"/>
      <text:p text:style-name="P1"/>
      <text:p text:style-name="P1"><draw:frame draw:style-name="fr1" draw:name="Image1" text:anchor-type="char" svg:x="1.568cm" svg:y="0.776cm" svg:width="12.065cm" svg:height="9.499cm" draw:z-index="0"><draw:image xlink:href="Pictures/10000001000001C80000016754FB1B2D74D727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B) CUSTOMERS</text:p>
      <text:p text:style-name="P1"><draw:frame draw:style-name="fr1" draw:name="Image3" text:anchor-type="char" svg:x="-0.344cm" svg:y="0.688cm" svg:width="17cm" svg:height="7.705cm" draw:z-index="2"><draw:image xlink:href="Pictures/100000010000034D0000017FE7AE40D5B58B3499.png" xlink:type="simple" xlink:show="embed" xlink:actuate="onLoad" draw:mime-type="image/png"/></draw:frame><draw:frame draw:style-name="fr1" draw:name="Image4" text:anchor-type="char" svg:x="0.048cm" svg:y="7.798cm" svg:width="14.737cm" svg:height="16.88cm" draw:z-index="3"><draw:image xlink:href="Pictures/100000010000022D0000027EE53107ABF64AD00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5" text:anchor-type="char" svg:width="17cm" svg:height="8.087cm" draw:z-index="4"><draw:image xlink:href="Pictures/100000010000034D0000019282FE07C8CE5033C8.png" xlink:type="simple" xlink:show="embed" xlink:actuate="onLoad" draw:mime-type="image/png"/></draw:frame></text:p>
      <text:p text:style-name="P1"><draw:frame draw:style-name="fr1" draw:name="Image6" text:anchor-type="char" svg:x="0.642cm" svg:y="0.46cm" svg:width="13.123cm" svg:height="15.836cm" draw:z-index="5"><draw:image xlink:href="Pictures/10000001000001F0000001FDE665D502C1BF6A71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23:20.656137764</meta:creation-date>
    <dc:date>2024-03-20T14:35:25.051170726</dc:date>
    <meta:editing-duration>PT12M5S</meta:editing-duration>
    <meta:editing-cycles>1</meta:editing-cycles>
    <meta:document-statistic meta:table-count="0" meta:image-count="6" meta:object-count="0" meta:page-count="3" meta:paragraph-count="4" meta:word-count="8" meta:character-count="50" meta:non-whitespace-character-count="45"/>
    <meta:generator>LibreOffice/7.3.7.2$Linux_X86_64 LibreOffice_project/30$Build-2</meta:generator>
  </office:meta>
</office:document-meta>
</file>